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21.59mm"/>
    </style:style>
    <style:style style:name="co8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2.01pt solid #000000" fo:border-left="2.01pt solid #000000" fo:border-right="1.5pt solid #000000" fo:border-top="2.01pt solid #000000"/>
    </style:style>
    <style:style style:name="ce2" style:family="table-cell" style:parent-style-name="Default">
      <style:table-cell-properties fo:border-bottom="none" fo:border-left="2.01pt solid #000000" fo:border-right="1.5pt solid #000000" fo:border-top="none"/>
    </style:style>
    <style:style style:name="ce3" style:family="table-cell" style:parent-style-name="Default">
      <style:table-cell-properties fo:border-bottom="2.01pt solid #000000" fo:border-left="2.01pt solid #000000" fo:border-right="1.5pt solid #000000" fo:border-top="none"/>
    </style:style>
    <style:style style:name="ce4" style:family="table-cell" style:parent-style-name="Default">
      <style:table-cell-properties fo:border-bottom="2.01pt solid #000000" fo:border-left="1.5pt solid #000000" fo:border-right="1.5pt solid #000000" fo:border-top="2.01pt solid #000000"/>
    </style:style>
    <style:style style:name="ce5" style:family="table-cell" style:parent-style-name="Default">
      <style:table-cell-properties fo:border-bottom="none" fo:border-left="1.5pt solid #000000" fo:border-right="1.5pt solid #000000" fo:border-top="2.01pt solid #000000"/>
    </style:style>
    <style:style style:name="ce6" style:family="table-cell" style:parent-style-name="Default">
      <style:table-cell-properties fo:border-bottom="none" fo:border-left="1.5pt solid #000000" fo:border-right="1.5pt solid #000000" fo:border-top="none"/>
    </style:style>
    <style:style style:name="ce7" style:family="table-cell" style:parent-style-name="Default">
      <style:table-cell-properties fo:border-bottom="2.01pt solid #000000" fo:border-left="1.5pt solid #000000" fo:border-right="1.5pt solid #000000" fo:border-top="none"/>
    </style:style>
    <style:style style:name="ce8" style:family="table-cell" style:parent-style-name="Default">
      <style:table-cell-properties fo:border-bottom="2.01pt solid #000000" fo:border-left="1.5pt solid #000000" fo:border-right="2.01pt solid #000000" fo:border-top="2.01pt solid #000000"/>
    </style:style>
    <style:style style:name="ce9" style:family="table-cell" style:parent-style-name="Default" style:data-style-name="N61">
      <style:table-cell-properties fo:border-bottom="none" fo:border-left="1.5pt solid #000000" fo:border-right="2.01pt solid #000000" fo:border-top="2.01pt solid #000000"/>
    </style:style>
    <style:style style:name="ce10" style:family="table-cell" style:parent-style-name="Default" style:data-style-name="N61">
      <style:table-cell-properties fo:border-bottom="none" fo:border-left="1.5pt solid #000000" fo:border-right="2.01pt solid #000000" fo:border-top="none"/>
    </style:style>
    <style:style style:name="ce11" style:family="table-cell" style:parent-style-name="Default" style:data-style-name="N61">
      <style:table-cell-properties fo:border-bottom="2.01pt solid #000000" fo:border-left="1.5pt solid #000000" fo:border-right="2.01pt solid #000000" fo:border-top="none"/>
    </style:style>
    <style:style style:name="ce12" style:family="table-cell" style:parent-style-name="Default" style:data-style-name="N61">
      <style:table-cell-properties fo:border-bottom="none" fo:border-left="1.5pt solid #000000" fo:border-right="1.5pt solid #000000" fo:border-top="2.01pt solid #000000"/>
    </style:style>
    <style:style style:name="ce13" style:family="table-cell" style:parent-style-name="Default" style:data-style-name="N61">
      <style:table-cell-properties fo:border-bottom="none" fo:border-left="1.5pt solid #000000" fo:border-right="1.5pt solid #000000" fo:border-top="none"/>
    </style:style>
    <style:style style:name="ce14" style:family="table-cell" style:parent-style-name="Default" style:data-style-name="N61">
      <style:table-cell-properties fo:border-bottom="2.01pt solid #000000" fo:border-left="1.5pt solid #000000" fo:border-right="1.5pt solid #000000" fo:border-top="none"/>
    </style:style>
    <style:style style:name="ce15" style:family="table-cell" style:parent-style-name="Default" style:data-style-name="N0"/>
    <style:style style:name="ce1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1" table:style-name="ta1">
        <table:shapes>
          <draw:frame draw:z-index="0" draw:style-name="gr1" draw:text-style-name="P1" svg:width="220.66mm" svg:height="127.76mm" svg:x="183.75mm" svg:y="6.64mm">
            <draw:object draw:notify-on-update-of-ranges="l1.L5:l1.L5 l1.L6:l1.L21 l1.M5:l1.M5 l1.M6:l1.M21 l1.N5:l1.N5 l1.N6:l1.N21 l1.O5:l1.O5 l1.O6:l1.O21 l1.P5:l1.P5 l1.P6:l1.P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4" table:default-cell-style-name="ce10"/>
        <table:table-column table:style-name="co5" table:default-cell-style-name="Default"/>
        <table:table-column table:style-name="co2" table:default-cell-style-name="ce2"/>
        <table:table-column table:style-name="co6" table:default-cell-style-name="ce6"/>
        <table:table-column table:style-name="co7" table:default-cell-style-name="ce13"/>
        <table:table-column table:style-name="co8" table:default-cell-style-name="ce10"/>
        <table:table-column table:style-name="co4" table:number-columns-repeated="6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Cache Size</text:p>
          </table:table-cell>
          <table:table-cell table:style-name="ce4" office:value-type="string" calcext:value-type="string">
            <text:p>Stride</text:p>
          </table:table-cell>
          <table:table-cell table:style-name="ce4" office:value-type="string" calcext:value-type="string">
            <text:p>Avg Misses</text:p>
          </table:table-cell>
          <table:table-cell table:style-name="ce8" office:value-type="string" calcext:value-type="string">
            <text:p>Avg Time</text:p>
          </table:table-cell>
          <table:table-cell/>
          <table:table-cell table:style-name="ce1" office:value-type="string" calcext:value-type="string">
            <text:p>Cache Size</text:p>
          </table:table-cell>
          <table:table-cell table:style-name="ce4" office:value-type="string" calcext:value-type="string">
            <text:p>Stride</text:p>
          </table:table-cell>
          <table:table-cell table:style-name="ce4" office:value-type="string" calcext:value-type="string">
            <text:p>Avg Misses</text:p>
          </table:table-cell>
          <table:table-cell table:style-name="ce8" office:value-type="string" calcext:value-type="string">
            <text:p>Avg Time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192" calcext:value-type="float" table:number-columns-spanned="1" table:number-rows-spanned="13">
            <text:p>819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0024" calcext:value-type="float">
            <text:p>2.4E-05</text:p>
          </table:table-cell>
          <table:table-cell table:style-name="ce9" office:value-type="float" office:value="0.000755" calcext:value-type="float">
            <text:p>7.55E-04</text:p>
          </table:table-cell>
          <table:table-cell/>
          <table:table-cell table:style-name="ce1" office:value-type="float" office:value="16384" calcext:value-type="float" table:number-columns-spanned="1" table:number-rows-spanned="14">
            <text:p>16384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.000147" calcext:value-type="float">
            <text:p>1.47E-04</text:p>
          </table:table-cell>
          <table:table-cell table:style-name="ce9" office:value-type="float" office:value="0.000793" calcext:value-type="float">
            <text:p>7.93E-04</text:p>
          </table:table-cell>
          <table:table-cell table:number-columns-repeated="6"/>
        </table:table-row>
        <table:table-row table:style-name="ro1">
          <table:table-cell/>
          <table:covered-table-cell office:value-type="float" office:value="8192" calcext:value-type="float">
            <text:p>8192</text:p>
          </table:covered-table-cell>
          <table:table-cell office:value-type="float" office:value="2" calcext:value-type="float">
            <text:p>2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765" calcext:value-type="float">
            <text:p>7.65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2" calcext:value-type="float">
            <text:p>2</text:p>
          </table:table-cell>
          <table:table-cell office:value-type="float" office:value="0.00008" calcext:value-type="float">
            <text:p>8.00E-05</text:p>
          </table:table-cell>
          <table:table-cell office:value-type="float" office:value="0.000756" calcext:value-type="float">
            <text:p>7.56E-04</text:p>
          </table:table-cell>
          <table:table-cell table:number-columns-repeated="6"/>
        </table:table-row>
        <table:table-row table:style-name="ro1">
          <table:table-cell/>
          <table:covered-table-cell office:value-type="float" office:value="8192" calcext:value-type="float">
            <text:p>8192</text:p>
          </table:covered-table-cell>
          <table:table-cell office:value-type="float" office:value="4" calcext:value-type="float">
            <text:p>4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774" calcext:value-type="float">
            <text:p>7.74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4" calcext:value-type="float">
            <text:p>4</text:p>
          </table:table-cell>
          <table:table-cell office:value-type="float" office:value="0.00006" calcext:value-type="float">
            <text:p>6.00E-05</text:p>
          </table:table-cell>
          <table:table-cell office:value-type="float" office:value="0.000754" calcext:value-type="float">
            <text:p>7.54E-04</text:p>
          </table:table-cell>
          <table:table-cell table:number-columns-repeated="2"/>
          <table:table-cell office:value-type="string" calcext:value-type="string">
            <text:p>2^13</text:p>
          </table:table-cell>
          <table:table-cell office:value-type="string" calcext:value-type="string">
            <text:p>2^14</text:p>
          </table:table-cell>
          <table:table-cell office:value-type="string" calcext:value-type="string">
            <text:p>2^15</text:p>
          </table:table-cell>
          <table:table-cell office:value-type="string" calcext:value-type="string">
            <text:p>2^16</text:p>
          </table:table-cell>
        </table:table-row>
        <table:table-row table:style-name="ro1">
          <table:table-cell/>
          <table:covered-table-cell office:value-type="float" office:value="8192" calcext:value-type="float">
            <text:p>8192</text:p>
          </table:covered-table-cell>
          <table:table-cell office:value-type="float" office:value="8" calcext:value-type="float">
            <text:p>8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763" calcext:value-type="float">
            <text:p>7.63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8" calcext:value-type="float">
            <text:p>8</text:p>
          </table:table-cell>
          <table:table-cell office:value-type="float" office:value="0.000074" calcext:value-type="float">
            <text:p>7.40E-05</text:p>
          </table:table-cell>
          <table:table-cell office:value-type="float" office:value="0.00076" calcext:value-type="float">
            <text:p>7.60E-04</text:p>
          </table:table-cell>
          <table:table-cell/>
          <table:table-cell office:value-type="string" calcext:value-type="string">
            <text:p>2^0</text:p>
          </table:table-cell>
          <table:table-cell office:value-type="float" office:value="0.000024" calcext:value-type="float">
            <text:p>2.4E-05</text:p>
          </table:table-cell>
          <table:table-cell table:style-name="ce16" office:value-type="float" office:value="0.000147" calcext:value-type="float">
            <text:p>1.47E-04</text:p>
          </table:table-cell>
          <table:table-cell table:style-name="ce16" office:value-type="float" office:value="0.00052" calcext:value-type="float">
            <text:p>5.20E-04</text:p>
          </table:table-cell>
          <table:table-cell table:style-name="ce16" office:value-type="float" office:value="0.015618" calcext:value-type="float">
            <text:p>1.56E-02</text:p>
          </table:table-cell>
        </table:table-row>
        <table:table-row table:style-name="ro1">
          <table:table-cell/>
          <table:covered-table-cell office:value-type="float" office:value="8192" calcext:value-type="float">
            <text:p>8192</text:p>
          </table:covered-table-cell>
          <table:table-cell office:value-type="float" office:value="16" calcext:value-type="float">
            <text:p>1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763" calcext:value-type="float">
            <text:p>7.63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16" calcext:value-type="float">
            <text:p>16</text:p>
          </table:table-cell>
          <table:table-cell office:value-type="float" office:value="0.000065" calcext:value-type="float">
            <text:p>6.50E-05</text:p>
          </table:table-cell>
          <table:table-cell office:value-type="float" office:value="0.000776" calcext:value-type="float">
            <text:p>7.76E-04</text:p>
          </table:table-cell>
          <table:table-cell/>
          <table:table-cell office:value-type="string" calcext:value-type="string">
            <text:p>2^1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8" calcext:value-type="float">
            <text:p>8E-05</text:p>
          </table:table-cell>
          <table:table-cell table:style-name="ce16" office:value-type="float" office:value="0.001126" calcext:value-type="float">
            <text:p>1.13E-03</text:p>
          </table:table-cell>
          <table:table-cell table:style-name="ce16" office:value-type="float" office:value="0.031315" calcext:value-type="float">
            <text:p>3.13E-02</text:p>
          </table:table-cell>
        </table:table-row>
        <table:table-row table:style-name="ro1">
          <table:table-cell/>
          <table:covered-table-cell office:value-type="float" office:value="8192" calcext:value-type="float">
            <text:p>8192</text:p>
          </table:covered-table-cell>
          <table:table-cell office:value-type="float" office:value="32" calcext:value-type="float">
            <text:p>32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784" calcext:value-type="float">
            <text:p>7.84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32" calcext:value-type="float">
            <text:p>32</text:p>
          </table:table-cell>
          <table:table-cell office:value-type="float" office:value="0.000068" calcext:value-type="float">
            <text:p>6.80E-05</text:p>
          </table:table-cell>
          <table:table-cell office:value-type="float" office:value="0.000761" calcext:value-type="float">
            <text:p>7.61E-04</text:p>
          </table:table-cell>
          <table:table-cell/>
          <table:table-cell office:value-type="string" calcext:value-type="string">
            <text:p>2^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6" calcext:value-type="float">
            <text:p>6E-05</text:p>
          </table:table-cell>
          <table:table-cell table:style-name="ce16" office:value-type="float" office:value="0.001861" calcext:value-type="float">
            <text:p>1.86E-03</text:p>
          </table:table-cell>
          <table:table-cell table:style-name="ce16" office:value-type="float" office:value="0.062626" calcext:value-type="float">
            <text:p>6.26E-02</text:p>
          </table:table-cell>
        </table:table-row>
        <table:table-row table:style-name="ro1">
          <table:table-cell/>
          <table:covered-table-cell office:value-type="float" office:value="8192" calcext:value-type="float">
            <text:p>8192</text:p>
          </table:covered-table-cell>
          <table:table-cell office:value-type="float" office:value="64" calcext:value-type="float">
            <text:p>64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806" calcext:value-type="float">
            <text:p>8.06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64" calcext:value-type="float">
            <text:p>64</text:p>
          </table:table-cell>
          <table:table-cell office:value-type="float" office:value="0.000099" calcext:value-type="float">
            <text:p>9.90E-05</text:p>
          </table:table-cell>
          <table:table-cell office:value-type="float" office:value="0.000786" calcext:value-type="float">
            <text:p>7.86E-04</text:p>
          </table:table-cell>
          <table:table-cell/>
          <table:table-cell office:value-type="string" calcext:value-type="string">
            <text:p>2^3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74" calcext:value-type="float">
            <text:p>7.4E-05</text:p>
          </table:table-cell>
          <table:table-cell table:style-name="ce16" office:value-type="float" office:value="0.003827" calcext:value-type="float">
            <text:p>3.83E-03</text:p>
          </table:table-cell>
          <table:table-cell table:style-name="ce16" office:value-type="float" office:value="0.125248" calcext:value-type="float">
            <text:p>1.25E-01</text:p>
          </table:table-cell>
        </table:table-row>
        <table:table-row table:style-name="ro1">
          <table:table-cell/>
          <table:covered-table-cell office:value-type="float" office:value="8192" calcext:value-type="float">
            <text:p>8192</text:p>
          </table:covered-table-cell>
          <table:table-cell office:value-type="float" office:value="128" calcext:value-type="float">
            <text:p>128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885" calcext:value-type="float">
            <text:p>8.85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128" calcext:value-type="float">
            <text:p>128</text:p>
          </table:table-cell>
          <table:table-cell office:value-type="float" office:value="0.000031" calcext:value-type="float">
            <text:p>3.10E-05</text:p>
          </table:table-cell>
          <table:table-cell office:value-type="float" office:value="0.000806" calcext:value-type="float">
            <text:p>8.06E-04</text:p>
          </table:table-cell>
          <table:table-cell/>
          <table:table-cell office:value-type="string" calcext:value-type="string">
            <text:p>2^4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65" calcext:value-type="float">
            <text:p>6.5E-05</text:p>
          </table:table-cell>
          <table:table-cell table:style-name="ce16" office:value-type="float" office:value="0.007548" calcext:value-type="float">
            <text:p>7.55E-03</text:p>
          </table:table-cell>
          <table:table-cell table:style-name="ce16" office:value-type="float" office:value="0.250508" calcext:value-type="float">
            <text:p>2.51E-01</text:p>
          </table:table-cell>
        </table:table-row>
        <table:table-row table:style-name="ro1">
          <table:table-cell/>
          <table:covered-table-cell office:value-type="float" office:value="8192" calcext:value-type="float">
            <text:p>8192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675" calcext:value-type="float">
            <text:p>6.75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0.00002" calcext:value-type="float">
            <text:p>2.00E-05</text:p>
          </table:table-cell>
          <table:table-cell office:value-type="float" office:value="0.000857" calcext:value-type="float">
            <text:p>8.57E-04</text:p>
          </table:table-cell>
          <table:table-cell/>
          <table:table-cell office:value-type="string" calcext:value-type="string">
            <text:p>2^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68" calcext:value-type="float">
            <text:p>6.8E-05</text:p>
          </table:table-cell>
          <table:table-cell table:style-name="ce16" office:value-type="float" office:value="0.014147" calcext:value-type="float">
            <text:p>1.41E-02</text:p>
          </table:table-cell>
          <table:table-cell table:style-name="ce16" office:value-type="float" office:value="0.500992" calcext:value-type="float">
            <text:p>5.01E-01</text:p>
          </table:table-cell>
        </table:table-row>
        <table:table-row table:style-name="ro1">
          <table:table-cell/>
          <table:covered-table-cell office:value-type="float" office:value="8192" calcext:value-type="float">
            <text:p>8192</text:p>
          </table:covered-table-cell>
          <table:table-cell office:value-type="float" office:value="512" calcext:value-type="float">
            <text:p>51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719" calcext:value-type="float">
            <text:p>7.19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512" calcext:value-type="float">
            <text:p>512</text:p>
          </table:table-cell>
          <table:table-cell office:value-type="float" office:value="0.000013" calcext:value-type="float">
            <text:p>1.30E-05</text:p>
          </table:table-cell>
          <table:table-cell office:value-type="float" office:value="0.000726" calcext:value-type="float">
            <text:p>7.26E-04</text:p>
          </table:table-cell>
          <table:table-cell/>
          <table:table-cell office:value-type="string" calcext:value-type="string">
            <text:p>2^6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99" calcext:value-type="float">
            <text:p>9.9E-05</text:p>
          </table:table-cell>
          <table:table-cell table:style-name="ce16" office:value-type="float" office:value="0.019646" calcext:value-type="float">
            <text:p>1.96E-02</text:p>
          </table:table-cell>
          <table:table-cell table:style-name="ce16" office:value-type="float" office:value="1.000777" calcext:value-type="float">
            <text:p>1.00E+00</text:p>
          </table:table-cell>
        </table:table-row>
        <table:table-row table:style-name="ro1">
          <table:table-cell/>
          <table:covered-table-cell office:value-type="float" office:value="8192" calcext:value-type="float">
            <text:p>8192</text:p>
          </table:covered-table-cell>
          <table:table-cell office:value-type="float" office:value="1024" calcext:value-type="float">
            <text:p>102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746" calcext:value-type="float">
            <text:p>7.46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1024" calcext:value-type="float">
            <text:p>1024</text:p>
          </table:table-cell>
          <table:table-cell office:value-type="float" office:value="0.000008" calcext:value-type="float">
            <text:p>8.00E-06</text:p>
          </table:table-cell>
          <table:table-cell office:value-type="float" office:value="0.000772" calcext:value-type="float">
            <text:p>7.72E-04</text:p>
          </table:table-cell>
          <table:table-cell/>
          <table:table-cell office:value-type="string" calcext:value-type="string">
            <text:p>2^7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31" calcext:value-type="float">
            <text:p>3.1E-05</text:p>
          </table:table-cell>
          <table:table-cell table:style-name="ce16" office:value-type="float" office:value="0.007901" calcext:value-type="float">
            <text:p>7.90E-03</text:p>
          </table:table-cell>
          <table:table-cell table:style-name="ce16" office:value-type="float" office:value="1.000033" calcext:value-type="float">
            <text:p>1.00E+00</text:p>
          </table:table-cell>
        </table:table-row>
        <table:table-row table:style-name="ro1">
          <table:table-cell table:number-columns-spanned="1" table:number-rows-spanned="14"/>
          <table:covered-table-cell office:value-type="float" office:value="8192" calcext:value-type="float">
            <text:p>8192</text:p>
          </table:covered-table-cell>
          <table:table-cell office:value-type="float" office:value="2048" calcext:value-type="float">
            <text:p>204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795" calcext:value-type="float">
            <text:p>7.95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2048" calcext:value-type="float">
            <text:p>2048</text:p>
          </table:table-cell>
          <table:table-cell office:value-type="float" office:value="0.000005" calcext:value-type="float">
            <text:p>5.00E-06</text:p>
          </table:table-cell>
          <table:table-cell office:value-type="float" office:value="0.000887" calcext:value-type="float">
            <text:p>8.87E-04</text:p>
          </table:table-cell>
          <table:table-cell/>
          <table:table-cell office:value-type="string" calcext:value-type="string">
            <text:p>2^8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  <table:table-cell table:style-name="ce16" office:value-type="float" office:value="0.000417" calcext:value-type="float">
            <text:p>4.17E-04</text:p>
          </table:table-cell>
          <table:table-cell table:style-name="ce16" office:value-type="float" office:value="1.001819" calcext:value-type="float">
            <text:p>1.00E+00</text:p>
          </table:table-cell>
        </table:table-row>
        <table:table-row table:style-name="ro1">
          <table:covered-table-cell/>
          <table:covered-table-cell table:style-name="ce3" office:value-type="float" office:value="8192" calcext:value-type="float">
            <text:p>8192</text:p>
          </table:covered-table-cell>
          <table:table-cell table:style-name="ce7" office:value-type="float" office:value="4096" calcext:value-type="float">
            <text:p>4096</text:p>
          </table:table-cell>
          <table:table-cell table:style-name="ce7" office:value-type="float" office:value="0.000002" calcext:value-type="float">
            <text:p>2E-06</text:p>
          </table:table-cell>
          <table:table-cell table:style-name="ce11" office:value-type="float" office:value="0.000964" calcext:value-type="float">
            <text:p>9.64E-04</text:p>
          </table:table-cell>
          <table:table-cell/>
          <table:covered-table-cell office:value-type="float" office:value="16384" calcext:value-type="float">
            <text:p>16384</text:p>
          </table:covered-table-cell>
          <table:table-cell office:value-type="float" office:value="4096" calcext:value-type="float">
            <text:p>4096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947" calcext:value-type="float">
            <text:p>9.47E-04</text:p>
          </table:table-cell>
          <table:table-cell/>
          <table:table-cell office:value-type="string" calcext:value-type="string">
            <text:p>2^9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3" calcext:value-type="float">
            <text:p>1.3E-05</text:p>
          </table:table-cell>
          <table:table-cell table:style-name="ce16" office:value-type="float" office:value="0.043262" calcext:value-type="float">
            <text:p>4.33E-02</text:p>
          </table:table-cell>
          <table:table-cell table:style-name="ce16" office:value-type="float" office:value="1.00408" calcext:value-type="float">
            <text:p>1.00E+00</text:p>
          </table:table-cell>
        </table:table-row>
        <table:table-row table:style-name="ro1">
          <table:covered-table-cell/>
          <table:table-cell table:style-name="ce1" office:value-type="float" office:value="65536" calcext:value-type="float" table:number-columns-spanned="1" table:number-rows-spanned="16">
            <text:p>6553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5618" calcext:value-type="float">
            <text:p>0.015618</text:p>
          </table:table-cell>
          <table:table-cell table:style-name="ce9" office:value-type="float" office:value="0.000761" calcext:value-type="float">
            <text:p>7.61E-04</text:p>
          </table:table-cell>
          <table:table-cell/>
          <table:covered-table-cell table:style-name="ce3" office:value-type="float" office:value="16384" calcext:value-type="float">
            <text:p>16384</text:p>
          </table:covered-table-cell>
          <table:table-cell table:style-name="ce7" office:value-type="float" office:value="8192" calcext:value-type="float">
            <text:p>8192</text:p>
          </table:table-cell>
          <table:table-cell table:style-name="ce14" office:value-type="float" office:value="0.000003" calcext:value-type="float">
            <text:p>3.00E-06</text:p>
          </table:table-cell>
          <table:table-cell table:style-name="ce11" office:value-type="float" office:value="0.000979" calcext:value-type="float">
            <text:p>9.79E-04</text:p>
          </table:table-cell>
          <table:table-cell/>
          <table:table-cell office:value-type="string" calcext:value-type="string">
            <text:p>2^1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8" calcext:value-type="float">
            <text:p>8E-06</text:p>
          </table:table-cell>
          <table:table-cell table:style-name="ce16" office:value-type="float" office:value="0.000083" calcext:value-type="float">
            <text:p>8.30E-05</text:p>
          </table:table-cell>
          <table:table-cell table:style-name="ce16" office:value-type="float" office:value="2.007169" calcext:value-type="float">
            <text:p>2.01E+00</text:p>
          </table:table-cell>
        </table:table-row>
        <table:table-row table:style-name="ro1">
          <table:covered-table-cell/>
          <table:covered-table-cell office:value-type="float" office:value="65536" calcext:value-type="float">
            <text:p>65536</text:p>
          </table:covered-table-cell>
          <table:table-cell office:value-type="float" office:value="2" calcext:value-type="float">
            <text:p>2</text:p>
          </table:table-cell>
          <table:table-cell office:value-type="float" office:value="0.031315" calcext:value-type="float">
            <text:p>0.031315</text:p>
          </table:table-cell>
          <table:table-cell office:value-type="float" office:value="0.000753" calcext:value-type="float">
            <text:p>7.53E-04</text:p>
          </table:table-cell>
          <table:table-cell/>
          <table:table-cell table:style-name="ce1" office:value-type="float" office:value="32768" calcext:value-type="float" table:number-columns-spanned="1" table:number-rows-spanned="15">
            <text:p>32768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0.00052" calcext:value-type="float">
            <text:p>5.20E-04</text:p>
          </table:table-cell>
          <table:table-cell table:style-name="ce9" office:value-type="float" office:value="0.000773" calcext:value-type="float">
            <text:p>7.73E-04</text:p>
          </table:table-cell>
          <table:table-cell/>
          <table:table-cell office:value-type="string" calcext:value-type="string">
            <text:p>2^1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style-name="ce16" office:value-type="float" office:value="0.000016" calcext:value-type="float">
            <text:p>1.60E-05</text:p>
          </table:table-cell>
          <table:table-cell table:style-name="ce16" office:value-type="float" office:value="1.104568" calcext:value-type="float">
            <text:p>1.10E+00</text:p>
          </table:table-cell>
        </table:table-row>
        <table:table-row table:style-name="ro1">
          <table:covered-table-cell/>
          <table:covered-table-cell office:value-type="float" office:value="65536" calcext:value-type="float">
            <text:p>65536</text:p>
          </table:covered-table-cell>
          <table:table-cell office:value-type="float" office:value="4" calcext:value-type="float">
            <text:p>4</text:p>
          </table:table-cell>
          <table:table-cell office:value-type="float" office:value="0.062626" calcext:value-type="float">
            <text:p>0.062626</text:p>
          </table:table-cell>
          <table:table-cell office:value-type="float" office:value="0.000755" calcext:value-type="float">
            <text:p>7.55E-04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2" calcext:value-type="float">
            <text:p>2</text:p>
          </table:table-cell>
          <table:table-cell office:value-type="float" office:value="0.001126" calcext:value-type="float">
            <text:p>1.13E-03</text:p>
          </table:table-cell>
          <table:table-cell office:value-type="float" office:value="0.000767" calcext:value-type="float">
            <text:p>7.67E-04</text:p>
          </table:table-cell>
          <table:table-cell/>
          <table:table-cell office:value-type="string" calcext:value-type="string">
            <text:p>2^1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style-name="ce16" office:value-type="float" office:value="0.000016" calcext:value-type="float">
            <text:p>1.60E-05</text:p>
          </table:table-cell>
          <table:table-cell table:style-name="ce16" office:value-type="float" office:value="1.101499" calcext:value-type="float">
            <text:p>1.10E+00</text:p>
          </table:table-cell>
        </table:table-row>
        <table:table-row table:style-name="ro1">
          <table:covered-table-cell/>
          <table:covered-table-cell office:value-type="float" office:value="65536" calcext:value-type="float">
            <text:p>65536</text:p>
          </table:covered-table-cell>
          <table:table-cell office:value-type="float" office:value="8" calcext:value-type="float">
            <text:p>8</text:p>
          </table:table-cell>
          <table:table-cell office:value-type="float" office:value="0.125248" calcext:value-type="float">
            <text:p>0.125248</text:p>
          </table:table-cell>
          <table:table-cell office:value-type="float" office:value="0.000754" calcext:value-type="float">
            <text:p>7.54E-04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4" calcext:value-type="float">
            <text:p>4</text:p>
          </table:table-cell>
          <table:table-cell office:value-type="float" office:value="0.001861" calcext:value-type="float">
            <text:p>1.86E-03</text:p>
          </table:table-cell>
          <table:table-cell office:value-type="float" office:value="0.00076" calcext:value-type="float">
            <text:p>7.60E-04</text:p>
          </table:table-cell>
          <table:table-cell/>
          <table:table-cell office:value-type="string" calcext:value-type="string">
            <text:p>2^13</text:p>
          </table:table-cell>
          <table:table-cell table:style-name="ce15"/>
          <table:table-cell office:value-type="float" office:value="0.000003" calcext:value-type="float">
            <text:p>3E-06</text:p>
          </table:table-cell>
          <table:table-cell table:style-name="ce16" office:value-type="float" office:value="0.000003" calcext:value-type="float">
            <text:p>3.00E-06</text:p>
          </table:table-cell>
          <table:table-cell table:style-name="ce16" office:value-type="float" office:value="0.000007" calcext:value-type="float">
            <text:p>7.00E-06</text:p>
          </table:table-cell>
        </table:table-row>
        <table:table-row table:style-name="ro1">
          <table:covered-table-cell/>
          <table:covered-table-cell office:value-type="float" office:value="65536" calcext:value-type="float">
            <text:p>65536</text:p>
          </table:covered-table-cell>
          <table:table-cell office:value-type="float" office:value="16" calcext:value-type="float">
            <text:p>16</text:p>
          </table:table-cell>
          <table:table-cell office:value-type="float" office:value="0.250508" calcext:value-type="float">
            <text:p>0.250508</text:p>
          </table:table-cell>
          <table:table-cell office:value-type="float" office:value="0.000791" calcext:value-type="float">
            <text:p>7.91E-04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8" calcext:value-type="float">
            <text:p>8</text:p>
          </table:table-cell>
          <table:table-cell office:value-type="float" office:value="0.003827" calcext:value-type="float">
            <text:p>3.83E-03</text:p>
          </table:table-cell>
          <table:table-cell office:value-type="float" office:value="0.000771" calcext:value-type="float">
            <text:p>7.71E-04</text:p>
          </table:table-cell>
          <table:table-cell/>
          <table:table-cell office:value-type="string" calcext:value-type="string">
            <text:p>2^14</text:p>
          </table:table-cell>
          <table:table-cell table:style-name="ce15" table:number-columns-repeated="2"/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covered-table-cell/>
          <table:covered-table-cell office:value-type="float" office:value="65536" calcext:value-type="float">
            <text:p>65536</text:p>
          </table:covered-table-cell>
          <table:table-cell office:value-type="float" office:value="32" calcext:value-type="float">
            <text:p>32</text:p>
          </table:table-cell>
          <table:table-cell office:value-type="float" office:value="0.500992" calcext:value-type="float">
            <text:p>0.500992</text:p>
          </table:table-cell>
          <table:table-cell office:value-type="float" office:value="0.000983" calcext:value-type="float">
            <text:p>9.83E-04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16" calcext:value-type="float">
            <text:p>16</text:p>
          </table:table-cell>
          <table:table-cell office:value-type="float" office:value="0.007548" calcext:value-type="float">
            <text:p>7.55E-03</text:p>
          </table:table-cell>
          <table:table-cell office:value-type="float" office:value="0.000774" calcext:value-type="float">
            <text:p>7.74E-04</text:p>
          </table:table-cell>
          <table:table-cell/>
          <table:table-cell office:value-type="string" calcext:value-type="string">
            <text:p>2^15</text:p>
          </table:table-cell>
          <table:table-cell table:style-name="ce15" table:number-columns-repeated="3"/>
          <table:table-cell office:value-type="float" office:value="0.000002" calcext:value-type="float">
            <text:p>2E-06</text:p>
          </table:table-cell>
        </table:table-row>
        <table:table-row table:style-name="ro1">
          <table:covered-table-cell/>
          <table:covered-table-cell office:value-type="float" office:value="65536" calcext:value-type="float">
            <text:p>65536</text:p>
          </table:covered-table-cell>
          <table:table-cell office:value-type="float" office:value="64" calcext:value-type="float">
            <text:p>64</text:p>
          </table:table-cell>
          <table:table-cell office:value-type="float" office:value="1.000777" calcext:value-type="float">
            <text:p>1.000777</text:p>
          </table:table-cell>
          <table:table-cell office:value-type="float" office:value="0.001976" calcext:value-type="float">
            <text:p>1.98E-03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32" calcext:value-type="float">
            <text:p>32</text:p>
          </table:table-cell>
          <table:table-cell office:value-type="float" office:value="0.014147" calcext:value-type="float">
            <text:p>1.41E-02</text:p>
          </table:table-cell>
          <table:table-cell office:value-type="float" office:value="0.000764" calcext:value-type="float">
            <text:p>7.64E-04</text:p>
          </table:table-cell>
          <table:table-cell table:number-columns-repeated="6"/>
        </table:table-row>
        <table:table-row table:style-name="ro1">
          <table:covered-table-cell/>
          <table:covered-table-cell office:value-type="float" office:value="65536" calcext:value-type="float">
            <text:p>65536</text:p>
          </table:covered-table-cell>
          <table:table-cell office:value-type="float" office:value="128" calcext:value-type="float">
            <text:p>128</text:p>
          </table:table-cell>
          <table:table-cell office:value-type="float" office:value="1.000033" calcext:value-type="float">
            <text:p>1.000033</text:p>
          </table:table-cell>
          <table:table-cell office:value-type="float" office:value="0.002" calcext:value-type="float">
            <text:p>2.00E-03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64" calcext:value-type="float">
            <text:p>64</text:p>
          </table:table-cell>
          <table:table-cell office:value-type="float" office:value="0.019646" calcext:value-type="float">
            <text:p>1.96E-02</text:p>
          </table:table-cell>
          <table:table-cell office:value-type="float" office:value="0.000781" calcext:value-type="float">
            <text:p>7.81E-04</text:p>
          </table:table-cell>
          <table:table-cell table:number-columns-repeated="6"/>
        </table:table-row>
        <table:table-row table:style-name="ro1">
          <table:covered-table-cell/>
          <table:covered-table-cell office:value-type="float" office:value="65536" calcext:value-type="float">
            <text:p>65536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1.001819" calcext:value-type="float">
            <text:p>1.001819</text:p>
          </table:table-cell>
          <table:table-cell office:value-type="float" office:value="0.002006" calcext:value-type="float">
            <text:p>2.01E-03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128" calcext:value-type="float">
            <text:p>128</text:p>
          </table:table-cell>
          <table:table-cell office:value-type="float" office:value="0.007901" calcext:value-type="float">
            <text:p>7.90E-03</text:p>
          </table:table-cell>
          <table:table-cell office:value-type="float" office:value="0.000788" calcext:value-type="float">
            <text:p>7.88E-04</text:p>
          </table:table-cell>
          <table:table-cell table:number-columns-repeated="6"/>
        </table:table-row>
        <table:table-row table:style-name="ro1">
          <table:covered-table-cell/>
          <table:covered-table-cell office:value-type="float" office:value="65536" calcext:value-type="float">
            <text:p>65536</text:p>
          </table:covered-table-cell>
          <table:table-cell office:value-type="float" office:value="512" calcext:value-type="float">
            <text:p>512</text:p>
          </table:table-cell>
          <table:table-cell office:value-type="float" office:value="1.00408" calcext:value-type="float">
            <text:p>1.00408</text:p>
          </table:table-cell>
          <table:table-cell office:value-type="float" office:value="0.00201" calcext:value-type="float">
            <text:p>2.01E-03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0.000417" calcext:value-type="float">
            <text:p>4.17E-04</text:p>
          </table:table-cell>
          <table:table-cell office:value-type="float" office:value="0.000803" calcext:value-type="float">
            <text:p>8.03E-04</text:p>
          </table:table-cell>
          <table:table-cell table:number-columns-repeated="6"/>
        </table:table-row>
        <table:table-row table:style-name="ro1">
          <table:covered-table-cell/>
          <table:covered-table-cell office:value-type="float" office:value="65536" calcext:value-type="float">
            <text:p>65536</text:p>
          </table:covered-table-cell>
          <table:table-cell office:value-type="float" office:value="1024" calcext:value-type="float">
            <text:p>1024</text:p>
          </table:table-cell>
          <table:table-cell office:value-type="float" office:value="2.007169" calcext:value-type="float">
            <text:p>2.007169</text:p>
          </table:table-cell>
          <table:table-cell office:value-type="float" office:value="0.003352" calcext:value-type="float">
            <text:p>3.35E-03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512" calcext:value-type="float">
            <text:p>512</text:p>
          </table:table-cell>
          <table:table-cell office:value-type="float" office:value="0.043262" calcext:value-type="float">
            <text:p>4.33E-02</text:p>
          </table:table-cell>
          <table:table-cell office:value-type="float" office:value="0.001027" calcext:value-type="float">
            <text:p>1.03E-03</text:p>
          </table:table-cell>
          <table:table-cell table:number-columns-repeated="6"/>
        </table:table-row>
        <table:table-row table:style-name="ro1">
          <table:covered-table-cell/>
          <table:covered-table-cell office:value-type="float" office:value="65536" calcext:value-type="float">
            <text:p>65536</text:p>
          </table:covered-table-cell>
          <table:table-cell office:value-type="float" office:value="2048" calcext:value-type="float">
            <text:p>2048</text:p>
          </table:table-cell>
          <table:table-cell office:value-type="float" office:value="1.104568" calcext:value-type="float">
            <text:p>1.104568</text:p>
          </table:table-cell>
          <table:table-cell office:value-type="float" office:value="0.003065" calcext:value-type="float">
            <text:p>3.07E-03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1024" calcext:value-type="float">
            <text:p>1024</text:p>
          </table:table-cell>
          <table:table-cell office:value-type="float" office:value="0.000083" calcext:value-type="float">
            <text:p>8.30E-05</text:p>
          </table:table-cell>
          <table:table-cell office:value-type="float" office:value="0.000784" calcext:value-type="float">
            <text:p>7.84E-04</text:p>
          </table:table-cell>
          <table:table-cell table:number-columns-repeated="6"/>
        </table:table-row>
        <table:table-row table:style-name="ro1">
          <table:table-cell/>
          <table:covered-table-cell office:value-type="float" office:value="65536" calcext:value-type="float">
            <text:p>65536</text:p>
          </table:covered-table-cell>
          <table:table-cell office:value-type="float" office:value="4096" calcext:value-type="float">
            <text:p>4096</text:p>
          </table:table-cell>
          <table:table-cell office:value-type="float" office:value="1.101499" calcext:value-type="float">
            <text:p>1.101499</text:p>
          </table:table-cell>
          <table:table-cell office:value-type="float" office:value="0.004016" calcext:value-type="float">
            <text:p>4.02E-03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2048" calcext:value-type="float">
            <text:p>2048</text:p>
          </table:table-cell>
          <table:table-cell office:value-type="float" office:value="0.000016" calcext:value-type="float">
            <text:p>1.60E-05</text:p>
          </table:table-cell>
          <table:table-cell office:value-type="float" office:value="0.000948" calcext:value-type="float">
            <text:p>9.48E-04</text:p>
          </table:table-cell>
          <table:table-cell table:number-columns-repeated="6"/>
        </table:table-row>
        <table:table-row table:style-name="ro1">
          <table:table-cell/>
          <table:covered-table-cell office:value-type="float" office:value="65536" calcext:value-type="float">
            <text:p>65536</text:p>
          </table:covered-table-cell>
          <table:table-cell office:value-type="float" office:value="8192" calcext:value-type="float">
            <text:p>8192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117" calcext:value-type="float">
            <text:p>1.17E-03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4096" calcext:value-type="float">
            <text:p>4096</text:p>
          </table:table-cell>
          <table:table-cell office:value-type="float" office:value="0.000016" calcext:value-type="float">
            <text:p>1.60E-05</text:p>
          </table:table-cell>
          <table:table-cell office:value-type="float" office:value="0.001196" calcext:value-type="float">
            <text:p>1.20E-03</text:p>
          </table:table-cell>
          <table:table-cell table:number-columns-repeated="6"/>
        </table:table-row>
        <table:table-row table:style-name="ro1">
          <table:table-cell/>
          <table:covered-table-cell office:value-type="float" office:value="65536" calcext:value-type="float">
            <text:p>65536</text:p>
          </table:covered-table-cell>
          <table:table-cell office:value-type="float" office:value="16384" calcext:value-type="float">
            <text:p>1638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945" calcext:value-type="float">
            <text:p>9.45E-04</text:p>
          </table:table-cell>
          <table:table-cell/>
          <table:covered-table-cell office:value-type="float" office:value="32768" calcext:value-type="float">
            <text:p>32768</text:p>
          </table:covered-table-cell>
          <table:table-cell office:value-type="float" office:value="8192" calcext:value-type="float">
            <text:p>8192</text:p>
          </table:table-cell>
          <table:table-cell office:value-type="float" office:value="0.000003" calcext:value-type="float">
            <text:p>3.00E-06</text:p>
          </table:table-cell>
          <table:table-cell office:value-type="float" office:value="0.000932" calcext:value-type="float">
            <text:p>9.32E-04</text:p>
          </table:table-cell>
          <table:table-cell table:number-columns-repeated="6"/>
        </table:table-row>
        <table:table-row table:style-name="ro1">
          <table:table-cell/>
          <table:covered-table-cell table:style-name="ce3" office:value-type="float" office:value="65536" calcext:value-type="float">
            <text:p>65536</text:p>
          </table:covered-table-cell>
          <table:table-cell table:style-name="ce7" office:value-type="float" office:value="32768" calcext:value-type="float">
            <text:p>32768</text:p>
          </table:table-cell>
          <table:table-cell table:style-name="ce7" office:value-type="float" office:value="0.000002" calcext:value-type="float">
            <text:p>2E-06</text:p>
          </table:table-cell>
          <table:table-cell table:style-name="ce11" office:value-type="float" office:value="0.000974" calcext:value-type="float">
            <text:p>9.74E-04</text:p>
          </table:table-cell>
          <table:table-cell/>
          <table:covered-table-cell table:style-name="ce3" office:value-type="float" office:value="32768" calcext:value-type="float">
            <text:p>32768</text:p>
          </table:covered-table-cell>
          <table:table-cell table:style-name="ce7" office:value-type="float" office:value="16384" calcext:value-type="float">
            <text:p>16384</text:p>
          </table:table-cell>
          <table:table-cell table:style-name="ce14" office:value-type="float" office:value="0.000002" calcext:value-type="float">
            <text:p>2.00E-06</text:p>
          </table:table-cell>
          <table:table-cell table:style-name="ce11" office:value-type="float" office:value="0.000965" calcext:value-type="float">
            <text:p>9.65E-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1" loext:min-decimal-places="1" number:min-integer-digits="1" number:grouping="true"/>
    </number:number-style>
    <number:number-style style:name="N30111" number:language="en" number:country="GB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9:02:18.465721601</dc:date>
    <meta:editing-duration>PT8M59S</meta:editing-duration>
    <meta:editing-cycles>1</meta:editing-cycles>
    <meta:document-statistic meta:table-count="1" meta:cell-count="318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67cm" svg:height="12.777cm" xlink:href=".." xlink:type="simple" chart:class="chart:line" chart:style-name="ch1">
        <chart:title svg:x="6.743cm" svg:y="0.39cm" chart:style-name="ch2">
          <text:p>Average Misses as a function of the Stride</text:p>
        </chart:title>
        <chart:subtitle svg:x="8.846cm" svg:y="1.346cm" chart:style-name="ch3">
          <text:p>With Varying array sizes</text:p>
        </chart:subtitle>
        <chart:legend chart:legend-position="end" svg:x="20.009cm" svg:y="5.5cm" style:legend-expansion="high" chart:style-name="ch4"/>
        <chart:plot-area chart:style-name="ch5" table:cell-range-address="l1.L5:l1.P21" chart:data-source-has-labels="both" svg:x="1.4cm" svg:y="2.204cm" svg:width="18.168cm" svg:height="9.389cm">
          <chartooo:coordinate-region svg:x="3.133cm" svg:y="2.364cm" svg:width="16.077cm" svg:height="8.661cm"/>
          <chart:axis chart:dimension="x" chart:name="primary-x" chart:style-name="ch6" chartooo:axis-type="auto">
            <chartooo:date-scale/>
            <chart:title svg:x="10.03cm" svg:y="11.848cm" chart:style-name="ch7">
              <text:p>stride</text:p>
            </chart:title>
            <chart:categories table:cell-range-address="l1.L6:l1.L21"/>
          </chart:axis>
          <chart:axis chart:dimension="y" chart:name="primary-y" chart:style-name="ch8">
            <chart:title svg:x="0.451cm" svg:y="8.093cm" chart:style-name="ch9">
              <text:p>average misses</text:p>
            </chart:title>
            <chart:grid chart:style-name="ch10" chart:class="major"/>
          </chart:axis>
          <chart:series chart:style-name="ch11" chart:values-cell-range-address="l1.M6:l1.M21" chart:label-cell-address="l1.M5:l1.M5" chart:class="chart:line">
            <chart:data-point chart:repeated="16"/>
          </chart:series>
          <chart:series chart:style-name="ch12" chart:values-cell-range-address="l1.N6:l1.N21" chart:label-cell-address="l1.N5:l1.N5" chart:class="chart:line">
            <chart:data-point chart:repeated="16"/>
          </chart:series>
          <chart:series chart:style-name="ch13" chart:values-cell-range-address="l1.O6:l1.O21" chart:label-cell-address="l1.O5:l1.O5" chart:class="chart:line">
            <chart:data-point chart:repeated="16"/>
          </chart:series>
          <chart:series chart:style-name="ch14" chart:values-cell-range-address="l1.P6:l1.P21" chart:label-cell-address="l1.P5:l1.P5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13</text:p>
                <draw:g>
                  <svg:desc>l1.M5:l1.M5</svg:desc>
                </draw:g>
              </table:table-cell>
              <table:table-cell office:value-type="string">
                <text:p>2^14</text:p>
                <draw:g>
                  <svg:desc>l1.N5:l1.N5</svg:desc>
                </draw:g>
              </table:table-cell>
              <table:table-cell office:value-type="string">
                <text:p>2^15</text:p>
                <draw:g>
                  <svg:desc>l1.O5:l1.O5</svg:desc>
                </draw:g>
              </table:table-cell>
              <table:table-cell office:value-type="string">
                <text:p>2^16</text:p>
                <draw:g>
                  <svg:desc>l1.P5:l1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0</text:p>
                <draw:g>
                  <svg:desc>l1.L6:l1.L21</svg:desc>
                </draw:g>
              </table:table-cell>
              <table:table-cell office:value-type="float" office:value="0.000024">
                <text:p>0.000024</text:p>
                <draw:g>
                  <svg:desc>l1.M6:l1.M21</svg:desc>
                </draw:g>
              </table:table-cell>
              <table:table-cell office:value-type="float" office:value="0.000147">
                <text:p>0.000147</text:p>
                <draw:g>
                  <svg:desc>l1.N6:l1.N21</svg:desc>
                </draw:g>
              </table:table-cell>
              <table:table-cell office:value-type="float" office:value="0.00052">
                <text:p>0.00052</text:p>
                <draw:g>
                  <svg:desc>l1.O6:l1.O21</svg:desc>
                </draw:g>
              </table:table-cell>
              <table:table-cell office:value-type="float" office:value="0.015618">
                <text:p>0.015618</text:p>
                <draw:g>
                  <svg:desc>l1.P6:l1.P21</svg:desc>
                </draw:g>
              </table:table-cell>
            </table:table-row>
            <table:table-row>
              <table:table-cell office:value-type="string">
                <text:p>2^1</text:p>
              </table:table-cell>
              <table:table-cell office:value-type="float" office:value="0.000094">
                <text:p>0.000094</text:p>
              </table:table-cell>
              <table:table-cell office:value-type="float" office:value="0.00008">
                <text:p>0.00008</text:p>
              </table:table-cell>
              <table:table-cell office:value-type="float" office:value="0.001126">
                <text:p>0.001126</text:p>
              </table:table-cell>
              <table:table-cell office:value-type="float" office:value="0.031315">
                <text:p>0.031315</text:p>
              </table:table-cell>
            </table:table-row>
            <table:table-row>
              <table:table-cell office:value-type="string">
                <text:p>2^2</text:p>
              </table:table-cell>
              <table:table-cell office:value-type="float" office:value="0.000054">
                <text:p>0.000054</text:p>
              </table:table-cell>
              <table:table-cell office:value-type="float" office:value="0.00006">
                <text:p>0.00006</text:p>
              </table:table-cell>
              <table:table-cell office:value-type="float" office:value="0.001861">
                <text:p>0.001861</text:p>
              </table:table-cell>
              <table:table-cell office:value-type="float" office:value="0.062626">
                <text:p>0.062626</text:p>
              </table:table-cell>
            </table:table-row>
            <table:table-row>
              <table:table-cell office:value-type="string">
                <text:p>2^3</text:p>
              </table:table-cell>
              <table:table-cell office:value-type="float" office:value="0.000071">
                <text:p>0.000071</text:p>
              </table:table-cell>
              <table:table-cell office:value-type="float" office:value="0.000074">
                <text:p>0.000074</text:p>
              </table:table-cell>
              <table:table-cell office:value-type="float" office:value="0.003827">
                <text:p>0.003827</text:p>
              </table:table-cell>
              <table:table-cell office:value-type="float" office:value="0.125248">
                <text:p>0.125248</text:p>
              </table:table-cell>
            </table:table-row>
            <table:table-row>
              <table:table-cell office:value-type="string">
                <text:p>2^4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065">
                <text:p>0.000065</text:p>
              </table:table-cell>
              <table:table-cell office:value-type="float" office:value="0.007548">
                <text:p>0.007548</text:p>
              </table:table-cell>
              <table:table-cell office:value-type="float" office:value="0.250508">
                <text:p>0.250508</text:p>
              </table:table-cell>
            </table:table-row>
            <table:table-row>
              <table:table-cell office:value-type="string">
                <text:p>2^5</text:p>
              </table:table-cell>
              <table:table-cell office:value-type="float" office:value="0.000088">
                <text:p>0.000088</text:p>
              </table:table-cell>
              <table:table-cell office:value-type="float" office:value="0.000068">
                <text:p>0.000068</text:p>
              </table:table-cell>
              <table:table-cell office:value-type="float" office:value="0.014147">
                <text:p>0.014147</text:p>
              </table:table-cell>
              <table:table-cell office:value-type="float" office:value="0.500992">
                <text:p>0.500992</text:p>
              </table:table-cell>
            </table:table-row>
            <table:table-row>
              <table:table-cell office:value-type="string">
                <text:p>2^6</text:p>
              </table:table-cell>
              <table:table-cell office:value-type="float" office:value="0.000048">
                <text:p>0.000048</text:p>
              </table:table-cell>
              <table:table-cell office:value-type="float" office:value="0.000099">
                <text:p>0.000099</text:p>
              </table:table-cell>
              <table:table-cell office:value-type="float" office:value="0.019646">
                <text:p>0.019646</text:p>
              </table:table-cell>
              <table:table-cell office:value-type="float" office:value="1.000777">
                <text:p>1.000777</text:p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31">
                <text:p>0.000031</text:p>
              </table:table-cell>
              <table:table-cell office:value-type="float" office:value="0.007901">
                <text:p>0.007901</text:p>
              </table:table-cell>
              <table:table-cell office:value-type="float" office:value="1.000033">
                <text:p>1.000033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2">
                <text:p>0.00002</text:p>
              </table:table-cell>
              <table:table-cell office:value-type="float" office:value="0.000417">
                <text:p>0.000417</text:p>
              </table:table-cell>
              <table:table-cell office:value-type="float" office:value="1.001819">
                <text:p>1.001819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013">
                <text:p>0.000013</text:p>
              </table:table-cell>
              <table:table-cell office:value-type="float" office:value="0.043262">
                <text:p>0.043262</text:p>
              </table:table-cell>
              <table:table-cell office:value-type="float" office:value="1.00408">
                <text:p>1.00408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83">
                <text:p>0.000083</text:p>
              </table:table-cell>
              <table:table-cell office:value-type="float" office:value="2.007169">
                <text:p>2.007169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16">
                <text:p>0.000016</text:p>
              </table:table-cell>
              <table:table-cell office:value-type="float" office:value="1.104568">
                <text:p>1.104568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6">
                <text:p>0.000016</text:p>
              </table:table-cell>
              <table:table-cell office:value-type="float" office:value="1.101499">
                <text:p>1.101499</text:p>
              </table:table-cell>
            </table:table-row>
            <table:table-row>
              <table:table-cell office:value-type="string">
                <text:p>2^13</text:p>
              </table:table-cell>
              <table:table-cell office:value-type="float" office:value="NaN">
                <text:p>NaN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2^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2">
                <text:p>0.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